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0000000895083258B4AEA24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Unicode MS1" svg:font-family="'Arial Unicode MS'"/>
    <style:font-face style:name="Arial Unicode MS2" svg:font-family="'Arial Unicode MS'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4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HAN NOM A1" svg:font-family="'HAN NOM A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Arial Unicode MS5" svg:font-family="'Arial Unicode M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956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32pt" style:font-size-asian="32pt" style:font-size-complex="3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8c4f" style:text-line-through-style="none" style:text-line-through-type="none" style:text-position="0% 100%" style:font-name="Arial Unicode MS3" fo:font-size="32pt" fo:letter-spacing="normal" fo:font-style="normal" style:text-underline-style="none" fo:font-weight="bold" style:font-name-asian="Arial Unicode MS5" style:font-size-asian="32pt" style:font-style-asian="normal" style:font-weight-asian="bold" style:font-name-complex="Arial Unicode MS3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Unicode MS3" fo:font-size="28pt" fo:letter-spacing="normal" fo:font-style="normal" style:text-underline-style="none" fo:font-weight="normal" style:font-name-asian="Arial Unicode MS5" style:font-size-asian="28pt" style:font-style-asian="normal" style:font-weight-asian="normal" style:font-name-complex="Arial Unicode MS3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Unicode MS3" fo:font-size="30pt" fo:letter-spacing="normal" fo:font-style="normal" style:text-underline-style="none" fo:font-weight="bold" style:font-name-asian="Arial Unicode MS5" style:font-size-asian="30pt" style:font-style-asian="normal" style:font-weight-asian="bold" style:font-name-complex="Arial Unicode MS3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Unicode MS1" fo:font-size="26pt" fo:letter-spacing="normal" fo:font-style="normal" style:text-underline-style="none" fo:font-weight="normal" style:font-name-asian="Arial Unicode MS5" style:font-size-asian="26pt" style:font-style-asian="normal" style:font-weight-asian="normal" style:font-name-complex="Arial Unicode MS3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Unicode MS3" fo:font-size="24pt" fo:letter-spacing="normal" fo:font-style="normal" style:text-underline-style="none" fo:font-weight="normal" style:font-name-asian="Arial Unicode MS5" style:font-size-asian="24pt" style:font-style-asian="normal" style:font-weight-asian="normal" style:font-name-complex="Arial Unicode MS3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Unicode MS3" fo:font-size="22pt" fo:letter-spacing="normal" fo:font-style="normal" style:text-underline-style="none" fo:font-weight="normal" style:font-name-asian="Arial Unicode MS5" style:font-size-asian="22pt" style:font-style-asian="normal" style:font-weight-asian="normal" style:font-name-complex="Arial Unicode MS3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8c4f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492cm" text:min-label-width="0.74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492cm" text:min-label-width="0.74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2.236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office:forms form:automatic-focus="false" form:apply-design-mode="false"/>
        <draw:frame draw:name="Titel 23" presentation:style-name="pr1" draw:text-style-name="P2" draw:layer="layout" svg:width="21.492cm" svg:height="3.555cm" svg:x="1.408cm" svg:y="2.381cm" presentation:class="title" presentation:user-transformed="true">
          <draw:text-box>
            <text:p text:style-name="P1"><text:span text:style-name="T1">Evaluierung eines Messpunkte-Clusters auf dem Campus der TU Clausthal</text:span><text:span text:style-name="T1"><text:tab/></text:span></text:p>
          </draw:text-box>
        </draw:frame>
        <draw:frame draw:name="Untertitel 24" presentation:style-name="pr2" draw:text-style-name="P4" draw:layer="layout" svg:width="21.492cm" svg:height="5.5cm" svg:x="1.408cm" svg:y="6.27cm" presentation:class="subtitle" presentation:user-transformed="true">
          <draw:text-box>
            <text:p text:style-name="P3"><text:span text:style-name="T2"/></text:p>
            <text:p text:style-name="P3"><text:span text:style-name="T2">Christian Rebischke</text:span></text:p>
            <text:p text:style-name="P3"><text:span text:style-name="T2"/></text:p>
            <text:p text:style-name="P3"><text:span text:style-name="T2">21.02.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ste Folie" draw:style-name="dp1" draw:master-page-name="Titel_20_und_20_Inhalt">
        <draw:frame draw:name="Titel 3" presentation:style-name="pr4" draw:text-style-name="P7" draw:layer="layout" svg:width="21.942cm" svg:height="1.329cm" svg:x="1.341cm" svg:y="2.381cm" presentation:class="title" presentation:user-transformed="true">
          <draw:text-box>
            <text:p text:style-name="P6"><text:span text:style-name="T3">Erste Folie</text:span></text:p>
          </draw:text-box>
        </draw:frame>
        <draw:frame draw:name="Inhaltsplatzhalter 4" presentation:style-name="pr5" draw:text-style-name="P10" draw:layer="layout" svg:width="22.008cm" svg:height="9.976cm" svg:x="1.332cm" svg:y="3.961cm" presentation:class="outline" presentation:user-transformed="true">
          <draw:text-box>
            <text:list text:style-name="L4">
              <text:list-item>
                <text:p text:style-name="P8"><text:span text:style-name="T2">Textblöcke sind im Master definiert</text:span></text:p>
              </text:list-item>
              <text:list-item>
                <text:p text:style-name="P9"><text:span text:style-name="T2">Es gibt zwei Mastervorlagen: einen Titelmaster und einen Folienmaster</text:span></text:p>
              </text:list-item>
              <text:list-item>
                <text:p text:style-name="P9"><text:span text:style-name="T2">Alles ist linksbündig am Logo ausgerichtet (der Text selbst, nicht der Textrahmen)</text:span></text:p>
              </text:list-item>
              <text:list-item>
                <text:p text:style-name="P9"><text:span text:style-name="T2">Der graue Rand rechts ist so breit wie das grüne Quadrat des Logos (nur in der Präsentationsvorlage!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eite Folie" draw:style-name="dp1" draw:master-page-name="Titel_20_und_20_Inhalt">
        <draw:frame draw:name="Titel 1" presentation:style-name="pr4" draw:text-style-name="P7" draw:layer="layout" svg:width="21.942cm" svg:height="1.329cm" svg:x="1.341cm" svg:y="2.381cm" presentation:class="title" presentation:user-transformed="true">
          <draw:text-box>
            <text:p text:style-name="P6"><text:span text:style-name="T3">Zweite Folie</text:span></text:p>
          </draw:text-box>
        </draw:frame>
        <draw:frame draw:name="Inhaltsplatzhalter 2" presentation:style-name="pr5" draw:text-style-name="P10" draw:layer="layout" svg:width="22.008cm" svg:height="9.976cm" svg:x="1.332cm" svg:y="3.961cm" presentation:class="outline" presentation:user-transformed="true">
          <draw:text-box>
            <text:list text:style-name="L4">
              <text:list-item>
                <text:p text:style-name="P9"><text:span text:style-name="T2">Bitte beachten, dass bei der Verwendung eines anderen Formats (16:9 oder 16:10) ggfs. auch der Textumbruch einer 4:3 Präsentation bearbeitet werden muss.</text:span></text:p>
              </text:list-item>
              <text:list-item>
                <text:p text:style-name="P9"><text:span text:style-name="T2">Weiterhin sind 3 Unterebenen definier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1. Unterebe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5">2. Untereben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3. Unter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tte Folie" draw:style-name="dp1" draw:master-page-name="Titel_20_und_20_Inhalt">
        <draw:frame draw:name="Inhaltsplatzhalter 1" presentation:style-name="pr5" draw:text-style-name="P10" draw:layer="layout" svg:width="22.008cm" svg:height="9.976cm" svg:x="1.332cm" svg:y="3.961cm" presentation:class="outline" presentation:user-transformed="true">
          <draw:text-box>
            <text:list text:style-name="L4">
              <text:list-item>
                <text:p text:style-name="P8"><text:span text:style-name="T2">Grafiken sollten nur innerhalb des Textrahmens eingesetzt werden und auf keinen Fall in den grauen Randstreifen ragen.</text:span></text:p>
              </text:list-item>
            </text:list>
          </draw:text-box>
        </draw:frame>
        <draw:frame draw:name="Titel 2" presentation:style-name="pr4" draw:text-style-name="P7" draw:layer="layout" svg:width="22.056cm" svg:height="1.51cm" svg:x="1.27cm" svg:y="1.981cm" presentation:class="title" presentation:user-transformed="true">
          <draw:text-box>
            <text:p text:style-name="P6"><text:span text:style-name="T3">Dritte Folie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Unicode MS1" svg:font-family="'Arial Unicode MS'"/>
    <style:font-face style:name="Arial Unicode MS2" svg:font-family="'Arial Unicode MS'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4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HAN NOM A1" svg:font-family="'HAN NOM A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Arial Unicode MS5" svg:font-family="'Arial Unicode MS'" style:font-family-generic="modern" style:font-pitch="fixed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Unicode MS3" fo:font-family="'Arial Unicode MS'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5" style:font-family-asian="'Arial Unicode MS'" style:font-family-generic-asian="modern" style:font-pitch-asian="fixed" style:font-size-asian="28pt" style:language-asian="de" style:country-asian="DE" style:font-style-asian="normal" style:font-weight-asian="normal" style:font-name-complex="Arial Unicode MS3" style:font-family-complex="'Arial Unicode MS'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Unicode MS3" fo:font-family="'Arial Unicode MS'" style:font-family-generic="swiss" style:font-pitch="variable" fo:font-size="24pt" fo:letter-spacing="normal" fo:font-style="normal" style:text-underline-style="none" fo:font-weight="normal" style:font-name-asian="Arial Unicode MS5" style:font-family-asian="'Arial Unicode MS'" style:font-family-generic-asian="modern" style:font-pitch-asian="fixed" style:font-size-asian="24pt" style:font-style-asian="normal" style:font-weight-asian="normal" style:font-name-complex="Arial Unicode MS3" style:font-family-complex="'Arial Unicode MS'" style:font-family-generic-complex="swiss" style:font-pitch-complex="variable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Unicode MS3" fo:font-family="'Arial Unicode MS'" style:font-family-generic="swiss" style:font-pitch="variable" fo:font-size="22pt" fo:letter-spacing="normal" fo:font-style="normal" style:text-underline-style="none" fo:font-weight="normal" style:font-name-asian="Arial Unicode MS5" style:font-family-asian="'Arial Unicode MS'" style:font-family-generic-asian="modern" style:font-pitch-asian="fixed" style:font-size-asian="22pt" style:font-style-asian="normal" style:font-weight-asian="normal" style:font-name-complex="Arial Unicode MS3" style:font-family-complex="'Arial Unicode MS'" style:font-family-generic-complex="swiss" style:font-pitch-complex="variable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Unicode MS1" fo:font-family="'Arial Unicode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Unicode MS1" fo:font-family="'Arial Unicode MS'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5" style:font-family-asian="'Arial Unicode MS'" style:font-family-generic-asian="modern" style:font-pitch-asian="fixed" style:font-size-asian="18pt" style:language-asian="de" style:country-asian="DE" style:font-style-asian="normal" style:font-weight-asian="normal" style:font-name-complex="Arial Unicode MS3" style:font-family-complex="'Arial Unicode MS'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Unicode MS3" fo:font-family="'Arial Unicode MS'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5" style:font-family-asian="'Arial Unicode MS'" style:font-family-generic-asian="modern" style:font-pitch-asian="fixed" style:font-size-asian="28pt" style:language-asian="de" style:country-asian="DE" style:font-style-asian="normal" style:font-weight-asian="normal" style:font-name-complex="Arial Unicode MS3" style:font-family-complex="'Arial Unicode MS'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Unicode MS3" fo:font-family="'Arial Unicode MS'" style:font-family-generic="swiss" style:font-pitch="variable" fo:font-size="24pt" fo:letter-spacing="normal" fo:font-style="normal" style:text-underline-style="none" fo:font-weight="normal" style:font-name-asian="Arial Unicode MS5" style:font-family-asian="'Arial Unicode MS'" style:font-family-generic-asian="modern" style:font-pitch-asian="fixed" style:font-size-asian="24pt" style:font-style-asian="normal" style:font-weight-asian="normal" style:font-name-complex="Arial Unicode MS3" style:font-family-complex="'Arial Unicode MS'" style:font-family-generic-complex="swiss" style:font-pitch-complex="variable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Unicode MS3" fo:font-family="'Arial Unicode MS'" style:font-family-generic="swiss" style:font-pitch="variable" fo:font-size="22pt" fo:letter-spacing="normal" fo:font-style="normal" style:text-underline-style="none" fo:font-weight="normal" style:font-name-asian="Arial Unicode MS5" style:font-family-asian="'Arial Unicode MS'" style:font-family-generic-asian="modern" style:font-pitch-asian="fixed" style:font-size-asian="22pt" style:font-style-asian="normal" style:font-weight-asian="normal" style:font-name-complex="Arial Unicode MS3" style:font-family-complex="'Arial Unicode MS'" style:font-family-generic-complex="swiss" style:font-pitch-complex="variable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 Unicode MS1" fo:font-family="'Arial Unicode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Unicode MS1" fo:font-family="'Arial Unicode MS'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5" style:font-family-asian="'Arial Unicode MS'" style:font-family-generic-asian="modern" style:font-pitch-asian="fixed" style:font-size-asian="18pt" style:language-asian="de" style:country-asian="DE" style:font-style-asian="normal" style:font-weight-asian="normal" style:font-name-complex="Arial Unicode MS3" style:font-family-complex="'Arial Unicode MS'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9.207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2.197cm"/>
          <style:tab-stop style:position="21.934cm"/>
        </style:tab-stops>
      </style:paragraph-properties>
      <style:text-properties style:font-name="Liberation Sans2" fo:font-size="10pt" style:font-size-asian="10pt" style:font-size-complex="1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style:font-name="Liberation Sans2" fo:font-size="10pt" style:font-size-asian="10pt" style:font-size-complex="10pt"/>
    </style:style>
    <style:style style:name="MP9" style:family="paragraph">
      <style:paragraph-properties fo:margin-left="0cm" fo:margin-right="0cm" fo:margin-top="0.318cm" fo:margin-bottom="0cm" fo:line-height="100%" fo:text-align="end" fo:text-indent="0cm" style:punctuation-wrap="hanging" style:writing-mode="lr-tb"/>
      <style:text-properties fo:font-size="10pt" style:font-size-asian="10pt" style:font-size-complex="10pt" fo:hyphenate="false"/>
    </style:style>
    <style:style style:name="MP10" style:family="paragraph">
      <loext:graphic-properties draw:fill="none"/>
      <style:paragraph-properties fo:margin-left="0cm" fo:margin-right="0cm" fo:margin-top="0.318cm" fo:margin-bottom="0cm" fo:line-height="100%" fo:text-align="end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MP11" style:family="paragraph">
      <style:paragraph-properties fo:margin-left="0cm" fo:margin-right="0cm" fo:margin-top="0.176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35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2.197cm"/>
          <style:tab-stop style:position="21.934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318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font-size="3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Liberation Sans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 Unicode MS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8c4f" style:text-line-through-style="none" style:text-line-through-type="none" style:text-position="0% 100%" style:font-name="Arial Unicode MS3" fo:font-size="35pt" fo:letter-spacing="normal" fo:font-style="normal" style:text-underline-style="none" fo:font-weight="bold" style:font-name-asian="Arial Unicode MS5" style:font-size-asian="35pt" style:font-style-asian="normal" style:font-weight-asian="bold" style:font-name-complex="Arial Unicode MS3" style:font-size-complex="35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 Unicode MS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Unicode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 Unicode MS3" fo:font-size="28pt" fo:letter-spacing="normal" fo:font-style="normal" style:text-underline-style="none" fo:font-weight="normal" style:font-name-asian="Arial Unicode MS5" style:font-size-asian="28pt" style:font-style-asian="normal" style:font-weight-asian="normal" style:font-name-complex="Arial Unicode MS3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 Unicode MS1" fo:font-size="26pt" fo:letter-spacing="normal" fo:font-style="normal" style:text-underline-style="none" fo:font-weight="normal" style:font-name-asian="Arial Unicode MS5" style:font-size-asian="26pt" style:font-style-asian="normal" style:font-weight-asian="normal" style:font-name-complex="Arial Unicode MS3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 Unicode MS3" fo:font-size="24pt" fo:letter-spacing="normal" fo:font-style="normal" style:text-underline-style="none" fo:font-weight="normal" style:font-name-asian="Arial Unicode MS5" style:font-size-asian="24pt" style:font-style-asian="normal" style:font-weight-asian="normal" style:font-name-complex="Arial Unicode MS3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 Unicode MS3" fo:font-size="22pt" fo:letter-spacing="normal" fo:font-style="normal" style:text-underline-style="none" fo:font-weight="normal" style:font-name-asian="Arial Unicode MS5" style:font-size-asian="22pt" style:font-style-asian="normal" style:font-weight-asian="normal" style:font-name-complex="Arial Unicode MS3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 Unicode MS1" fo:font-size="16pt" fo:letter-spacing="normal" fo:font-style="normal" style:text-underline-style="none" fo:font-weight="normal" style:font-name-asian="Arial Unicode MS5" style:font-size-asian="16pt" style:font-style-asian="normal" style:font-weight-asian="normal" style:font-name-complex="Arial Unicode MS3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 Unicode MS3" fo:font-size="30pt" fo:letter-spacing="normal" fo:font-style="normal" style:text-underline-style="none" fo:font-weight="bold" style:font-name-asian="Arial Unicode MS5" style:font-size-asian="30pt" style:font-style-asian="normal" style:font-weight-asian="bold" style:font-name-complex="Arial Unicode MS3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492cm" text:min-label-width="0.74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492cm" text:min-label-width="0.74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2.236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744cm"/>
        <style:text-properties fo:font-family="Wingdings" style:font-pitch="variable" style:font-charset="x-symbol" fo:color="#008c4f" fo:font-size="110%"/>
      </text:list-level-style-bullet>
      <text:list-level-style-bullet text:level="2" text:bullet-char="">
        <style:list-level-properties text:space-before="0.706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492cm" text:min-label-width="0.74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2.236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2.982cm" text:min-label-width="0.749cm"/>
        <style:text-properties fo:font-family="Symbol" style:font-family-generic="roman" style:font-pitch="variable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custom-shape draw:name="Rectangle 45" draw:style-name="Mgr3" draw:text-style-name="MP5" draw:layer="backgroundobjects" svg:width="1.56cm" svg:height="15.874cm" svg:x="23.84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4" draw:text-style-name="MP6" draw:layer="backgroundobjects" svg:width="8.497cm" svg:height="1.581cm" svg:x="0cm" svg:y="0cm">
        <draw:image xlink:href="Pictures/10000000000002E0000000895083258B4AEA2423.png" xlink:type="simple" xlink:show="embed" xlink:actuate="onLoad" loext:mime-type="image/png">
          <text:p/>
        </draw:image>
      </draw:frame>
      <draw:custom-shape draw:name="Text Box 34" draw:style-name="Mgr5" draw:text-style-name="MP8" draw:layer="backgroundobjects" svg:width="10.798cm" svg:height="0.674cm" svg:x="1.327cm" svg:y="14.703cm">
        <text:p text:style-name="MP7"><text:span text:style-name="MT1">Christian Rebischk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4" draw:style-name="Mgr6" draw:text-style-name="MP10" draw:layer="backgroundobjects" svg:width="15.327cm" svg:height="0.674cm" svg:x="8cm" svg:y="14.727cm">
        <text:p text:style-name="MP9"><text:span text:style-name="MT2">Evaluierung eines Messpunkte-Clusters auf dem Campus der TU Clausth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4" draw:style-name="Mgr5" draw:text-style-name="MP12" draw:layer="backgroundobjects" svg:width="1.298cm" svg:height="0.727cm" svg:x="24.003cm" svg:y="15.178cm">
        <text:p text:style-name="MP11"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8" presentation:style-name="Mpr1" draw:text-style-name="MP14" draw:layer="backgroundobjects" svg:width="21.492cm" svg:height="3.555cm" svg:x="1.408cm" svg:y="2.381cm" presentation:class="title" presentation:user-transformed="true">
        <draw:text-box>
          <text:p text:style-name="MP13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</draw:text-box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45" draw:style-name="Mgr3" draw:text-style-name="MP5" draw:layer="backgroundobjects" svg:width="1.56cm" svg:height="15.874cm" svg:x="23.84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4" draw:text-style-name="MP6" draw:layer="backgroundobjects" svg:width="8.497cm" svg:height="1.581cm" svg:x="0cm" svg:y="0cm">
        <draw:image xlink:href="Pictures/10000000000002E0000000895083258B4AEA2423.png" xlink:type="simple" xlink:show="embed" xlink:actuate="onLoad" loext:mime-type="image/png">
          <text:p/>
        </draw:image>
      </draw:frame>
      <draw:custom-shape draw:name="Text Box 34" draw:style-name="Mgr5" draw:text-style-name="MP16" draw:layer="backgroundobjects" svg:width="10.798cm" svg:height="1.097cm" svg:x="1.327cm" svg:y="14.703cm">
        <text:p text:style-name="MP15"><text:span text:style-name="MT5">Referent</text:span></text:p>
        <text:p text:style-name="MP15"><text:span text:style-name="MT5">Einrichtu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4" draw:style-name="Mgr5" draw:text-style-name="MP12" draw:layer="backgroundobjects" svg:width="10.997cm" svg:height="1.013cm" svg:x="12.33cm" svg:y="14.827cm">
        <text:p text:style-name="MP17"><text:span text:style-name="MT6"><text:tab/></text:span><text:span text:style-name="MT3">Titel des Vortrag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4" draw:style-name="Mgr5" draw:text-style-name="MP12" draw:layer="backgroundobjects" svg:width="1.298cm" svg:height="0.727cm" svg:x="24.003cm" svg:y="15.178cm">
        <text:p text:style-name="MP11"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3" presentation:style-name="Mpr4" draw:text-style-name="MP19" draw:layer="backgroundobjects" svg:width="5.926cm" svg:height="0.844cm" svg:x="1.373cm" svg:y="14.093cm" presentation:class="date-time" presentation:user-transformed="true">
        <draw:text-box>
          <text:p text:style-name="MP18"><text:span text:style-name="MT7"><text:date style:data-style-name="D1" text:date-value="2019-02-21">21.02.19</text:date></text:span></text:p>
        </draw:text-box>
      </draw:frame>
      <draw:frame draw:name="Fußzeilenplatzhalter 4" presentation:style-name="Mpr4" draw:text-style-name="MP19" draw:layer="backgroundobjects" svg:width="8.042cm" svg:height="0.844cm" svg:x="8.678cm" svg:y="14.093cm" presentation:class="footer" presentation:user-transformed="true">
        <draw:text-box>
          <text:p/>
        </draw:text-box>
      </draw:frame>
      <draw:frame draw:name="Foliennummernplatzhalter 5" presentation:style-name="Mpr4" draw:text-style-name="MP19" draw:layer="backgroundobjects" svg:width="5.097cm" svg:height="0.844cm" svg:x="18.203cm" svg:y="14.093cm" presentation:class="page-number" presentation:user-transformed="true">
        <draw:text-box>
          <text:p text:style-name="MP18"><text:span text:style-name="MT7"><text:page-number>&lt;Foliennummer&gt;</text:page-number></text:span></text:p>
        </draw:text-box>
      </draw:frame>
      <draw:frame draw:name="Inhaltsplatzhalter 2" presentation:style-name="Mpr5" draw:text-style-name="MP22" draw:layer="backgroundobjects" svg:width="22.008cm" svg:height="9.976cm" svg:x="1.332cm" svg:y="3.961cm" presentation:class="outline" presentation:user-transformed="true">
        <draw:text-box>
          <text:list text:style-name="ML6">
            <text:list-item>
              <text:p text:style-name="MP20"><text:span text:style-name="MT8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21"><text:span text:style-name="MT9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24" draw:layer="backgroundobjects" svg:width="22.056cm" svg:height="1.51cm" svg:x="1.27cm" svg:y="1.981cm" presentation:class="title" presentation:user-transformed="true">
        <draw:text-box>
          <text:p text:style-name="MP23"><text:span text:style-name="MT13">Ti</text:span><text:span text:style-name="MT13">t</text:span><text:span text:style-name="MT13">el</text:span><text:span text:style-name="MT13">m</text:span><text:span text:style-name="MT13">a</text:span><text:span text:style-name="MT13">st</text:span><text:span text:style-name="MT13">e</text:span><text:span text:style-name="MT13">rf</text:span><text:span text:style-name="MT13">o</text:span><text:span text:style-name="MT13">r</text:span><text:span text:style-name="MT13">m</text:span><text:span text:style-name="MT13">a</text:span><text:span text:style-name="MT13">t </text:span><text:span text:style-name="MT13">d</text:span><text:span text:style-name="MT13">u</text:span><text:span text:style-name="MT13">rc</text:span><text:span text:style-name="MT13">h </text:span><text:span text:style-name="MT13">Kl</text:span><text:span text:style-name="MT13">ic</text:span><text:span text:style-name="MT13">k</text:span><text:span text:style-name="MT13">e</text:span><text:span text:style-name="MT13">n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i</text:span><text:span text:style-name="MT13">t</text:span><text:span text:style-name="MT13">e</text:span><text:span text:style-name="MT13">n</text:span></text:p>
        </draw:text-box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initial-creator>Christian Rebischke</meta:initial-creator>
    <dc:creator>Christian Rebischke</dc:creator>
    <meta:editing-cycles>13</meta:editing-cycles>
    <meta:creation-date>2019-02-21T18:49:36.980598740</meta:creation-date>
    <dc:date>2019-02-21T19:00:26.266746953</dc:date>
    <meta:editing-duration>PT10M50S</meta:editing-duration>
    <meta:generator>LibreOffice/6.1.5.2$Linux_X86_64 LibreOffice_project/10$Build-2</meta:generator>
    <meta:document-statistic meta:object-count="5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